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  <style:font-face style:name="Helvetica" svg:font-family="Helvetica" style:font-family-generic="swiss" style:font-pitch="variable" svg:panose-1="2 11 6 4 2 2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3" style:parent-style-name="instrukce" style:family="text">
      <style:text-properties style:use-window-font-color="true"/>
    </style:style>
    <style:style style:name="P24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P27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8" style:parent-style-name="instrukce" style:family="text">
      <style:text-properties style:use-window-font-color="true"/>
    </style:style>
    <style:style style:name="P29" style:parent-style-name="Základnítext" style:family="paragraph">
      <style:paragraph-properties fo:text-align="start"/>
    </style:style>
    <style:style style:name="P30" style:parent-style-name="Základnítext" style:family="paragraph">
      <style:paragraph-properties fo:text-align="start"/>
    </style:style>
    <style:style style:name="P31" style:parent-style-name="Základnítext" style:family="paragraph">
      <style:paragraph-properties fo:text-align="start" fo:margin-left="0.3937in" fo:text-indent="-0.1437in">
        <style:tab-stops/>
      </style:paragraph-properties>
    </style:style>
    <style:style style:name="P32" style:parent-style-name="Základnítext" style:family="paragraph">
      <style:paragraph-properties fo:text-align="start"/>
    </style:style>
    <style:style style:name="P33" style:parent-style-name="Základnítext" style:family="paragraph">
      <style:paragraph-properties fo:text-align="start" fo:margin-left="0.3937in" fo:text-indent="-0.1437in">
        <style:tab-stops/>
      </style:paragraph-properties>
    </style:style>
    <style:style style:name="P34" style:parent-style-name="Základnítext" style:family="paragraph">
      <style:paragraph-properties fo:text-align="start"/>
    </style:style>
    <style:style style:name="P35" style:parent-style-name="Normální" style:family="paragraph"/>
    <style:style style:name="P36" style:parent-style-name="Základnítext" style:family="paragraph">
      <style:paragraph-properties fo:text-align="start"/>
    </style:style>
    <style:style style:name="P37" style:parent-style-name="Základnítext" style:family="paragraph">
      <style:paragraph-properties fo:text-align="start"/>
    </style:style>
    <style:style style:name="T38" style:parent-style-name="instrukce" style:family="text">
      <style:text-properties style:use-window-font-color="true"/>
    </style:style>
    <style:style style:name="T39" style:parent-style-name="instrukce" style:family="text">
      <style:text-properties style:use-window-font-color="true"/>
    </style:style>
    <style:style style:name="T40" style:parent-style-name="instrukce" style:family="text">
      <style:text-properties style:use-window-font-color="true"/>
    </style:style>
    <style:style style:name="P41" style:parent-style-name="Základnítext" style:family="paragraph">
      <style:paragraph-properties fo:text-align="start"/>
    </style:style>
    <style:style style:name="P42" style:parent-style-name="Základnítext" style:family="paragraph">
      <style:paragraph-properties fo:text-align="start"/>
    </style:style>
    <style:style style:name="T43" style:parent-style-name="Standardnípísmoodstavce" style:family="text">
      <style:text-properties style:font-name="Helvetica" style:font-name-complex="Helvetica" fo:font-size="10.5pt" style:font-size-asian="10.5pt" style:font-size-complex="10.5pt" fo:background-color="#FFFFFF"/>
    </style:style>
    <style:style style:name="P44" style:parent-style-name="Základnítext" style:family="paragraph">
      <style:paragraph-properties fo:text-align="start"/>
    </style:style>
    <style:style style:name="P45" style:parent-style-name="Základnítext" style:family="paragraph">
      <style:paragraph-properties fo:text-align="start"/>
    </style:style>
    <style:style style:name="P46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7/2024</text:p>
            <text:p text:style-name="Normální">KVOP-7545/2024</text:p>
            <text:p text:style-name="Normální">22. 0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F. V. A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<text:s/>o vyřízení žádosti o informace</text:h>
      <text:h text:style-name="Nadpis1" text:outline-level="1">podle zákona č. 106/1999 Sb., o svobodném přístupu k informacím</text:h>
      <text:p text:style-name="Základnítext">Vážený pane A.,</text:p>
      <text:p text:style-name="Základnítext"><text:span text:style-name="T18">20. února 2024 jste nám poslal</text:span><text:s/>žádost o informace. Ptáte se na toto:</text:p>
      <text:list text:style-name="LFO3_1" text:continue-numbering="true">
        <text:list-item>
          <text:p text:style-name="P19"><text:span text:style-name="T20">Kolikrát veřejný ochránce práv využil institut žaloby ve veřejném zájm</text:span><text:span text:style-name="T21">u (§ 66 odst. 3 zákona č. 150/2002 Sb.) v období od 1. 1. 2012 do současnosti?</text:span></text:p>
        </text:list-item>
        <text:list-item>
          <text:p text:style-name="P22"><text:span text:style-name="T23">Ve kterých případech byla žaloba ochránce ve veřejném zájmu úspěšná (včetně spisových značek rozhodnutí soudů)?</text:span></text:p>
        </text:list-item>
        <text:list-item>
          <text:p text:style-name="P24"><text:span text:style-name="T25">Ve kterých případech byla žaloba ochránce ve veřejném zájmu<text:s/></text:span><text:span text:style-name="T26">neúspěšná (včetně spisových značek)?</text:span></text:p>
        </text:list-item>
        <text:list-item>
          <text:p text:style-name="P27"><text:span text:style-name="T28">O kterých žalobách ochránce ve veřejném zájmu ještě probíhá soudní řízení (včetně spisových značek)?</text:span></text:p>
        </text:list-item>
      </text:list>
      <text:p text:style-name="P29"><text:span text:style-name="Silné">Dáváme Vám tyto informace</text:span>:</text:p>
      <text:h text:style-name="Nadpis2" text:outline-level="2">K otázce č. 1</text:h>
      <text:p text:style-name="P30">Veřejný ochránce práv podal celkem 3 žaloby ve veřejném zájmu. Všechny v období od 1. 1. 2012, na které se ptáte. Přikládám také odkazy na tyto kauzy v Evidenci stanovisek ochránce (ESO).</text:p>
      <text:list text:style-name="LFO4" text:continue-numbering="true">
        <text:list-item>
          <text:p text:style-name="P31">Fotovoltaická elektrárna Moldava (sp. zn. 11/2012/SZD,<text:s/><text:a xlink:href="https://eso.ochrance.cz/Nalezene/Edit/1668" office:target-frame-name="_top" xlink:show="replace"><text:span text:style-name="Hypertextovýodkaz">https://eso.ochrance.cz/Naleze</text:span><text:span text:style-name="Hypertextovýodkaz">ne/Edit/1668</text:span></text:a>)</text:p>
        </text:list-item>
      </text:list>
      <text:p text:style-name="P32">Ochránce podal žalobu proti správním rozhodnutím vedoucím k povolení stavby fotovoltaické elektrárny. Podle jeho názoru byl v těchto řízeních upřednostněn soukromý zájem před veřejným zájmem na ochraně nezastavěného území a ochraně životního<text:s/>prostředí.</text:p>
      <text:list text:style-name="LFO4" text:continue-numbering="true">
        <text:list-item>
          <text:p text:style-name="P33">Znevýhodnění žadatelů o důchod z nástupnických států SSSR (sp. zn. 40/2017/SZD,<text:s/><text:a xlink:href="https://eso.ochrance.cz/Nalezene/Edit/7952" office:target-frame-name="_top" xlink:show="replace"><text:span text:style-name="Hypertextovýodkaz">https://eso.ochrance.cz/Nalezene/Edit/7952</text:span></text:a>)</text:p>
        </text:list-item>
      </text:list>
      <text:soft-page-break/>
      <text:p text:style-name="P34">Ochránce podal žalobu proti ČSSZ, která u občanů postsovětských států při žádosti o potvrzení doby pojištění oslovuje pouze stát, jehož je žadatel občanem. A už ne další státy, kde takový člověk v průběhu života pracoval (jak by to bylo u občanů ČR).</text:p>
      <text:list text:style-name="LFO4" text:continue-numbering="true">
        <text:list-item>
          <text:p text:style-name="P35">Šantovka Tower (sp. zn. 5/2020/SZD,<text:s/><text:a xlink:href="https://eso.ochrance.cz/Nalezene/Edit/7814" office:target-frame-name="_top" xlink:show="replace"><text:span text:style-name="Hypertextovýodkaz">https://eso.ochrance.cz/Nalezene/Edit/7814</text:span></text:a>)</text:p>
        </text:list-item>
      </text:list>
      <text:p text:style-name="P36">Ochránce podal žalobu proti územnímu rozhodnutí, kterým byl umístěn stavební záměr „Šantovka Tower“ v Olomouci.<text:s/><text:a xlink:href="https://www.ochrance.cz/aktualne/planovana_stavba_santovka_tower_v_olomouci_miri_k_nejvyssimu_spravnimu_soudu_ombudsman_podal_kasacni_stiznost/" office:target-frame-name="_top" xlink:show="replace"><text:span text:style-name="Hypertextovýodkaz">Tisková zpráva na webu ochránce</text:span></text:a>.</text:p>
      <text:h text:style-name="Nadpis2" text:outline-level="2">K otázce č. 2</text:h>
      <text:p text:style-name="P37"><text:span text:style-name="T38">Úspěšná byla žaloba ve věci fotovoltaické elektrárny Moldava. Naposledy rozhodl Krajský soud v Ústí nad Labem<text:s/></text:span><text:span text:style-name="T39">(rozsudek č. j.<text:s/></text:span>15A 108/2013-277<text:span text:style-name="T40">). Nejvyšší správní soud zamítl kasační stížnost žalovaného (č. j.</text:span><text:span text:style-name="instrukce"><text:s/></text:span>9 As 24/2016 – 109)<text:span text:style-name="instrukce"><text:s/></text:span>Odkazy na všechna rozhodnutí správních soudů jsou součástí záznamu v ESO.</text:p>
      <text:h text:style-name="Nadpis2" text:outline-level="2">K otázce č. 3</text:h>
      <text:p text:style-name="P41">Neúspěšná byla žaloba o znevýhodnění žadatelů o důchod z nástupnických států SSSR. Žalobu odmítl Krajský soud v Brně (č. j. 41 Ad 22/2018 – 77). Ochránce podal kasační stížnost, kterou zamítl Nejvyšší správní soud (rozsudek č. j.<text:s/><text:a xlink:href="https://vyhledavac.nssoud.cz/DokumentDetail/Index/714024" office:target-frame-name="_top" xlink:show="replace"><text:span text:style-name="Hypertextovýodkaz">4</text:span><text:span text:style-name="Hypertextovýodkaz"><text:s/>Ads 131/2021-27</text:span></text:a>).</text:p>
      <text:h text:style-name="Nadpis2" text:outline-level="2">K otázce č. 4</text:h>
      <text:p text:style-name="P42">O žalobě ve věci Šantovka Tower zatím probíhá soudní jednání. Žalobu odmítl Krajský soud v Ostravě – pobočka v Olomouci (č. j.<text:s/><text:bookmark-start text:name="Usnesení_Krajského_soudu_v_Ostravě_-_pob"/><text:bookmark-end text:name="Usnesení_Krajského_soudu_v_Ostravě_-_pob"/><text:span text:style-name="T43">65 A 18/2020-383</text:span>). Ochránce podal kasační stížnost. Nejvyšší správní soud usnesení krajského soudu zrušil a věc mu vrátil k dalšímu řízení (č. j. 1 As 174/2022 – 92). Krajský soud nařídil jednání na březen 2024. Odkazy na všechna rozhodnutí správních soudů jsou součástí záznamu v ESO.</text:p>
      <text:p text:style-name="P44">S pozdravem</text:p>
      <text:p text:style-name="P45"/>
      <text:p text:style-name="Základnítext"/>
      <text:p text:style-name="P46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8IBW*</text:span></text:p>
        <text:p text:style-name="P12"><text:span text:style-name="T13">KVOPX00E8IBW</text:span>KVOPX00E8IB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3-12T08:39:00Z</meta:creation-date>
    <dc:date>2024-03-12T09:4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6" meta:word-count="505" meta:character-count="3485" meta:row-count="24" meta:non-whitespace-character-count="2986"/>
  </office:meta>
</office:document-meta>
</file>